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FragmentContainer.getPreparedStatementText( ControlBeanContext context , Method m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FragmentContain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FragmentContainer.SqlFragmen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FragmentContainer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FragmentContainer.hasParam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FragmentContainer.addChild( SqlFragm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